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4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70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Deliver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dfasdf</text:p>
          </table:table-cell>
          <table:table-cell table:style-name="ce2" office:value-type="date" office:date-value="2024-11-17T00:18:52" calcext:value-type="date">
            <text:p>17/11/24 00:18</text:p>
          </table:table-cell>
          <table:table-cell table:style-name="ce2" office:value-type="date" office:date-value="2024-11-17T00:21:07" calcext:value-type="date">
            <text:p>17/11/24 00: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asdf</text:p>
          </table:table-cell>
          <table:table-cell table:style-name="ce2" office:value-type="date" office:date-value="2024-11-15T12:18:52" calcext:value-type="date">
            <text:p>15/11/24 12:18</text:p>
          </table:table-cell>
          <table:table-cell table:style-name="ce2" office:value-type="date" office:date-value="2024-11-16T12:18:52" calcext:value-type="date">
            <text:p>16/11/24 12:18</text:p>
          </table:table-cell>
          <table:table-cell table:number-columns-repeated="5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7T00:17:11.949000000</meta:creation-date>
    <dc:date>2024-11-17T00:20:22.837000000</dc:date>
    <meta:editing-duration>PT3M12S</meta:editing-duration>
    <meta:editing-cycles>1</meta:editing-cycles>
    <meta:document-statistic meta:table-count="1" meta:cell-count="9" meta:object-count="0"/>
    <meta:generator>LibreOffice/24.8.2.1$Windows_X86_64 LibreOffice_project/0f794b6e29741098670a3b95d60478a65d05ef13</meta:generator>
  </office:meta>
</office:document-meta>
</file>